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T1" style:family="text">
      <style:text-properties officeooo:rsid="000aea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1">3</text:span>07</text:p>
      <text:p text:style-name="P5">Проверил(а)</text:p>
      <text:p text:style-name="P5">Преподаватель: Харитонова А.<text:span text:style-name="T1">Е.</text:span>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01T21:30:33.687017635</dc:date>
    <meta:editing-duration>PT17M56S</meta:editing-duration>
    <meta:editing-cycles>1</meta:editing-cycles>
    <meta:document-statistic meta:table-count="0" meta:image-count="0" meta:object-count="0" meta:page-count="1" meta:paragraph-count="11" meta:word-count="34" meta:character-count="323" meta:non-whitespace-character-count="298"/>
  </office:meta>
</office:document-meta>
</file>